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54cm" svg:stroke-color="#4c4c4c" draw:marker-start-width="3.986cm" draw:marker-end-width="3.986cm" draw:fill="none" draw:textarea-horizontal-align="justify" draw:textarea-vertical-align="middle" draw:auto-grow-height="false" fo:min-height="25.996cm" fo:min-width="25.746cm" fo:padding-top="1.371cm" fo:padding-bottom="1.371cm" fo:padding-left="1.496cm" fo:padding-right="1.496cm"/>
    </style:style>
    <style:style style:name="gr2" style:family="graphic" style:parent-style-name="objectwithoutfill">
      <style:graphic-properties svg:stroke-width="2.54cm" svg:stroke-color="#4c4c4c" draw:marker-start-width="4.009cm" draw:marker-end-width="4.009cm" draw:fill="none" draw:textarea-vertical-align="middle" fo:padding-top="1.394cm" fo:padding-bottom="1.394cm" fo:padding-left="1.519cm" fo:padding-right="1.51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0.64cm" svg:height="40.64cm" svg:x="1.2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5.56cm" svg:y1="35.56cm" svg:x2="55.88cm" svg:y2="55.88cm">
          <text:p/>
        </draw:line>
        <draw:line draw:style-name="gr2" draw:text-style-name="P1" draw:layer="layout" svg:x1="10.16cm" svg:y1="21.59cm" svg:x2="33.02cm" svg:y2="21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2T12:21:36.705103822</dc:date>
    <meta:editing-duration>PT19M13S</meta:editing-duration>
    <meta:editing-cycles>6</meta:editing-cycles>
    <meta:generator>LibreOffice/6.0.5.2$MacOSX_X86_64 LibreOffice_project/54c8cbb85f300ac59db32fe8a675ff7683cd5a16</meta:generator>
    <meta:document-statistic meta:object-count="3"/>
  </office:meta>
</office:document-meta>
</file>